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CBB653A73AC2E0B0.png" manifest:media-type="image/png"/>
  <manifest:file-entry manifest:full-path="Pictures/100002010000016F0000017FCE45CAA930FD6598.png" manifest:media-type="image/png"/>
  <manifest:file-entry manifest:full-path="Pictures/10000201000003840000038DDBC02D0769CDB3E8.png" manifest:media-type="image/png"/>
  <manifest:file-entry manifest:full-path="Pictures/10000201000001DB000001DB2EA2A2F946CB03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8000" draw:marker-start-width="0.252cm" draw:marker-end-width="0.252cm" draw:fill-color="#ffbf00" draw:opacity="50%" draw:textarea-horizontal-align="justify" draw:textarea-vertical-align="middle" draw:auto-grow-height="false" fo:min-height="1.655cm" fo:min-width="2.675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3465a4" draw:opacity="50%" draw:textarea-horizontal-align="justify" draw:textarea-vertical-align="middle" draw:auto-grow-height="false" fo:min-height="1.621cm" fo:min-width="2.641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158466" draw:fill-color="#00a933" draw:textarea-horizontal-align="justify" draw:textarea-vertical-align="middle" draw:auto-grow-height="false" fo:min-height="0.385cm" fo:min-width="0.135cm"/>
    </style:style>
    <style:style style:name="gr9" style:family="graphic" style:parent-style-name="standard">
      <style:graphic-properties svg:stroke-color="#ffbf00" draw:fill-color="#ffbf00" draw:textarea-horizontal-align="justify" draw:textarea-vertical-align="middle" draw:auto-grow-height="false" fo:min-height="0.385cm" fo:min-width="0.135cm"/>
    </style:style>
    <style:style style:name="gr10" style:family="graphic" style:parent-style-name="standard">
      <style:graphic-properties svg:stroke-color="#ff4000" draw:fill-color="#ff4000" draw:textarea-horizontal-align="justify" draw:textarea-vertical-align="middle" draw:auto-grow-height="false" fo:min-height="0.385cm" fo:min-width="0.135cm"/>
    </style:style>
    <style:style style:name="gr11" style:family="graphic" style:parent-style-name="standard">
      <style:graphic-properties svg:stroke-color="#55308d" draw:fill-color="#800080" draw:textarea-horizontal-align="justify" draw:textarea-vertical-align="middle" draw:auto-grow-height="false" fo:min-height="0.385cm" fo:min-width="0.135cm"/>
    </style:style>
    <style:style style:name="gr12" style:family="graphic" style:parent-style-name="standard">
      <style:graphic-properties svg:stroke-color="#2a6099" draw:fill-color="#2a6099" draw:textarea-horizontal-align="justify" draw:textarea-vertical-align="middle" draw:auto-grow-height="false" fo:min-height="0.385cm" fo:min-width="0.135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4.228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color="#158466" draw:fill-color="#00a933" draw:textarea-horizontal-align="justify" draw:textarea-vertical-align="middle" draw:auto-grow-height="false" fo:min-height="0.385cm" fo:min-width="0cm"/>
    </style:style>
    <style:style style:name="gr15" style:family="graphic" style:parent-style-name="standard">
      <style:graphic-properties svg:stroke-color="#ffbf00" draw:fill-color="#ffbf00" draw:textarea-horizontal-align="justify" draw:textarea-vertical-align="middle" draw:auto-grow-height="false" fo:min-height="0.385cm" fo:min-width="0cm"/>
    </style:style>
    <style:style style:name="gr16" style:family="graphic" style:parent-style-name="standard">
      <style:graphic-properties svg:stroke-color="#ff4000" draw:fill-color="#ff4000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svg:stroke-color="#800080" draw:fill-color="#800080" draw:textarea-horizontal-align="justify" draw:textarea-vertical-align="middle" draw:auto-grow-height="false" fo:min-height="0.385cm" fo:min-width="0cm"/>
    </style:style>
    <style:style style:name="gr18" style:family="graphic" style:parent-style-name="standard">
      <style:graphic-properties svg:stroke-color="#2a6099" draw:fill-color="#2a6099" draw:textarea-horizontal-align="justify" draw:textarea-vertical-align="middle" draw:auto-grow-height="false" fo:min-height="0.385cm" fo:min-width="0cm"/>
    </style:style>
    <style:style style:name="gr19" style:family="graphic" style:parent-style-name="standard">
      <style:graphic-properties svg:stroke-width="0.035cm" svg:stroke-color="#ffffff" draw:marker-start-width="0.252cm" draw:marker-end-width="0.252cm" svg:stroke-opacity="0%" draw:stroke-linejoin="none" draw:fill-color="#ffffff" draw:opacity="0%" draw:textarea-horizontal-align="justify" draw:textarea-vertical-align="middle" draw:auto-grow-height="false" fo:min-height="0.669cm" fo:min-width="3.27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color="#ffffff" svg:stroke-opacity="0%" draw:stroke-linejoin="none" draw:fill-color="#ffffff" draw:opacity="0%" draw:textarea-horizontal-align="justify" draw:textarea-vertical-align="middle" draw:auto-grow-height="false" fo:min-height="11.942cm" fo:min-width="0cm"/>
    </style:style>
    <style:style style:name="gr21" style:family="graphic" style:parent-style-name="standard">
      <style:graphic-properties svg:stroke-color="#ffffff" svg:stroke-opacity="0%" draw:stroke-linejoin="none" draw:fill-color="#ffffff" draw:opacity="0%" draw:textarea-horizontal-align="justify" draw:textarea-vertical-align="middle" draw:auto-grow-height="false" fo:min-height="11.815cm" fo:min-width="0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81d41a" draw:fill-color="#81d41a" draw:textarea-horizontal-align="justify" draw:textarea-vertical-align="middle" draw:auto-grow-height="false" fo:min-height="1.021cm" fo:min-width="0.136cm"/>
    </style:style>
    <style:style style:name="gr24" style:family="graphic" style:parent-style-name="standard">
      <style:graphic-properties svg:stroke-color="#ff3838" draw:fill-color="#ff3838" draw:textarea-horizontal-align="justify" draw:textarea-vertical-align="middle" draw:auto-grow-height="false" fo:min-height="1.021cm" fo:min-width="0.136cm"/>
    </style:style>
    <style:style style:name="P1" style:family="paragraph">
      <style:paragraph-properties fo:text-align="center"/>
    </style:style>
    <style:style style:name="P2" style:family="paragraph">
      <loext:graphic-properties draw:fill-color="#ffbf00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465a4" draw:opacity="50%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loext:graphic-properties draw:fill-color="#800080"/>
      <style:paragraph-properties fo:text-align="center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-color="#81d41a"/>
      <style:paragraph-properties fo:text-align="center"/>
    </style:style>
    <style:style style:name="P13" style:family="paragraph">
      <loext:graphic-properties draw:fill-color="#ff383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905cm" svg:x="2.27cm" svg:y="3.222cm">
          <text:p text:style-name="P1">Star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445cm" svg:y1="3.54cm" svg:x2="19.161cm" svg:y2="3.54cm">
          <text:p/>
        </draw:line>
        <draw:line draw:style-name="gr2" draw:text-style-name="P3" draw:layer="layout" svg:x1="19.166cm" svg:y1="3.54cm" svg:x2="19.166cm" svg:y2="13.7cm">
          <text:p/>
        </draw:line>
        <draw:line draw:style-name="gr2" draw:text-style-name="P3" draw:layer="layout" svg:x1="5.445cm" svg:y1="4.81cm" svg:x2="17.891cm" svg:y2="4.81cm">
          <text:p/>
        </draw:line>
        <draw:line draw:style-name="gr2" draw:text-style-name="P3" draw:layer="layout" svg:x1="17.89cm" svg:y1="4.805cm" svg:x2="17.89cm" svg:y2="12.425cm">
          <text:p/>
        </draw:line>
        <draw:line draw:style-name="gr2" draw:text-style-name="P3" draw:layer="layout" svg:x1="14.354cm" svg:y1="13.695cm" svg:x2="19.18cm" svg:y2="13.695cm">
          <text:p/>
        </draw:line>
        <draw:line draw:style-name="gr2" draw:text-style-name="P3" draw:layer="layout" svg:x1="15.621cm" svg:y1="12.428cm" svg:x2="17.907cm" svg:y2="12.428cm">
          <text:p/>
        </draw:line>
        <draw:line draw:style-name="gr2" draw:text-style-name="P3" draw:layer="layout" svg:x1="15.636cm" svg:y1="6.092cm" svg:x2="15.636cm" svg:y2="12.442cm">
          <text:p/>
        </draw:line>
        <draw:line draw:style-name="gr2" draw:text-style-name="P3" draw:layer="layout" svg:x1="14.36cm" svg:y1="7.356cm" svg:x2="14.36cm" svg:y2="13.706cm">
          <text:p/>
        </draw:line>
        <draw:line draw:style-name="gr2" draw:text-style-name="P3" draw:layer="layout" svg:x1="10.822cm" svg:y1="6.079cm" svg:x2="15.648cm" svg:y2="6.079cm">
          <text:p/>
        </draw:line>
        <draw:line draw:style-name="gr2" draw:text-style-name="P3" draw:layer="layout" svg:x1="12.089cm" svg:y1="7.37cm" svg:x2="14.375cm" svg:y2="7.37cm">
          <text:p/>
        </draw:line>
        <draw:line draw:style-name="gr2" draw:text-style-name="P3" draw:layer="layout" svg:x1="10.84cm" svg:y1="6.092cm" svg:x2="10.84cm" svg:y2="12.442cm">
          <text:p/>
        </draw:line>
        <draw:line draw:style-name="gr2" draw:text-style-name="P3" draw:layer="layout" svg:x1="12.093cm" svg:y1="7.356cm" svg:x2="12.093cm" svg:y2="13.706cm">
          <text:p/>
        </draw:line>
        <draw:line draw:style-name="gr2" draw:text-style-name="P3" draw:layer="layout" svg:x1="5.431cm" svg:y1="13.695cm" svg:x2="12.111cm" svg:y2="13.695cm">
          <text:p/>
        </draw:line>
        <draw:custom-shape draw:style-name="gr3" draw:text-style-name="P4" draw:layer="layout" svg:width="3.175cm" svg:height="1.905cm" svg:x="2.27cm" svg:y="12.112cm">
          <text:p text:style-name="P1">End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46cm" svg:y1="12.442cm" svg:x2="10.845cm" svg:y2="12.442cm">
          <text:p/>
        </draw:line>
        <draw:line draw:style-name="gr4" draw:text-style-name="P3" draw:layer="layout" svg:x1="5.762cm" svg:y1="4.175cm" svg:x2="8.302cm" svg:y2="4.175cm">
          <text:p/>
        </draw:line>
        <draw:line draw:style-name="gr5" draw:text-style-name="P3" draw:layer="layout" svg:x1="18.54cm" svg:y1="4.81cm" svg:x2="18.54cm" svg:y2="6.715cm">
          <text:p/>
        </draw:line>
        <draw:line draw:style-name="gr6" draw:text-style-name="P3" draw:layer="layout" svg:x1="17.879cm" svg:y1="13.065cm" svg:x2="16.292cm" svg:y2="13.065cm">
          <text:p/>
        </draw:line>
        <draw:line draw:style-name="gr6" draw:text-style-name="P3" draw:layer="layout" svg:x1="14.356cm" svg:y1="6.779cm" svg:x2="12.769cm" svg:y2="6.779cm">
          <text:p/>
        </draw:line>
        <draw:line draw:style-name="gr7" draw:text-style-name="P3" draw:layer="layout" svg:x1="10.842cm" svg:y1="13.065cm" svg:x2="8.302cm" svg:y2="13.065cm">
          <text:p/>
        </draw:line>
        <draw:custom-shape draw:style-name="gr8" draw:text-style-name="P5" draw:layer="layout" svg:width="0.635cm" svg:height="0.635cm" svg:x="8.937cm" svg:y="3.8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35cm" svg:height="0.635cm" svg:x="18.237cm" svg:y="7.4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4.698cm" svg:y="9.4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635cm" svg:height="0.635cm" svg:x="11.151cm" svg:y="9.4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5cm" svg:x="7.125cm" svg:y="12.73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762cm" svg:height="0.953cm" svg:x="2.27cm" svg:y="7.302cm">
          <text:p text:style-name="P1">Förderband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127cm" svg:height="0.635cm" svg:x="2.311cm" svg:y="8.35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127cm" svg:height="0.635cm" svg:x="2.437cm" svg:y="8.3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127cm" svg:height="0.635cm" svg:x="2.564cm" svg:y="8.3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127cm" svg:height="0.635cm" svg:x="2.692cm" svg:y="8.3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127cm" svg:height="0.635cm" svg:x="2.819cm" svg:y="8.3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0.953cm" svg:x="3.871cm" svg:y="8.3cm">
          <text:p text:style-name="P1">Lokalisiertes Objek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317cm" svg:height="12.192cm" svg:x="1.635cm" svg:y="2.5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317cm" svg:height="12.065cm" svg:x="19.635cm" svg:y="2.587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.857cm" svg:height="2.857cm" svg:x="9.255cm" svg:y="5.128cm">
          <draw:image xlink:href="Pictures/10000201000001DB000001DB2EA2A2F946CB033D.png" xlink:type="simple" xlink:show="embed" xlink:actuate="onLoad" draw:mime-type="image/png">
            <text:p/>
          </draw:image>
        </draw:frame>
        <draw:frame draw:style-name="gr22" draw:text-style-name="P1" draw:layer="layout" svg:width="3.497cm" svg:height="3.532cm" svg:x="15.283cm" svg:y="9.533cm">
          <draw:image xlink:href="Pictures/10000201000003840000038DDBC02D0769CDB3E8.png" xlink:type="simple" xlink:show="embed" xlink:actuate="onLoad" draw:mime-type="image/png">
            <text:p/>
          </draw:image>
        </draw:frame>
        <draw:custom-shape draw:style-name="gr23" draw:text-style-name="P12" draw:layer="layout" svg:width="0.635cm" svg:height="1.27cm" svg:x="10.842cm" svg:y="3.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12" draw:layer="layout" svg:width="0.635cm" svg:height="1.27cm" svg:x="11.842cm" svg:y="3.54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3" draw:layer="layout" svg:width="0.635cm" svg:height="1.27cm" draw:transform="rotate (-3.14159265358979) translate (7.107cm 13.7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3" draw:layer="layout" svg:width="0.635cm" svg:height="1.27cm" draw:transform="rotate (-3.14159265358979) translate (6.107cm 13.69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2" draw:text-style-name="P1" draw:layer="layout" svg:width="2.223cm" svg:height="2.32cm" svg:x="15.664cm" svg:y="4.077cm">
          <draw:image xlink:href="Pictures/100002010000016F0000017FCE45CAA930FD6598.png" xlink:type="simple" xlink:show="embed" xlink:actuate="onLoad" draw:mime-type="image/png">
            <text:p/>
          </draw:image>
        </draw:frame>
        <draw:frame draw:style-name="gr22" draw:text-style-name="P1" draw:layer="layout" svg:width="2.223cm" svg:height="2.223cm" svg:x="9.255cm" svg:y="11.159cm">
          <draw:image xlink:href="Pictures/100002010000020000000200CBB653A73AC2E0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2T12:20:57.525909026</meta:creation-date>
    <dc:date>2021-04-12T13:44:21.367619164</dc:date>
    <meta:editing-duration>PT8M16S</meta:editing-duration>
    <meta:editing-cycles>8</meta:editing-cycles>
    <meta:generator>LibreOffice/7.1.1.2$Linux_X86_64 LibreOffice_project/10$Build-2</meta:generator>
    <meta:document-statistic meta:object-count="43"/>
  </office:meta>
</office:document-meta>
</file>